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2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orange-grau GF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 table:number-rows-repeated="104798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4:23:10.7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1-18T14:32:21.693000000</dc:date>
    <meta:editing-duration>PT10H33M26S</meta:editing-duration>
    <meta:editing-cycles>102</meta:editing-cycles>
    <meta:generator>LibreOffice/5.1.6.2$Windows_x86 LibreOffice_project/07ac168c60a517dba0f0d7bc7540f5afa45f0909</meta:generator>
    <meta:document-statistic meta:table-count="1" meta:cell-count="6302" meta:object-count="0"/>
  </office:meta>
</office:document-meta>
</file>